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sso 1:</text:span><text:span text:style-name="T2"/></text:p>
      <text:p text:style-name="P1"><text:span text:style-name="T3"/></text:p>
      <text:p text:style-name="P1"><text:span text:style-name="T4">Doctype é o que vai indicar ao navegador e outros meios de acesso qual o tipo de marcação a ser utilizada. Localizado no início do arquivo, especificando qual a versão do código de HTML, sendo responsabilidade do Browser saber qual DTD utilizar no caso do HTML5, enquanto nas versões anteriores isso seria definido e informado na própria tag da linha inicial, o que também vai diferenciar seu tamanho.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